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 style:list-style-name="L6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4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style:font-name="Liberation Serif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style:text-position="0% 100%" style:font-name="Liberation Serif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position="0% 100%" style:font-name="Liberation Serif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style:font-name="Liberation Serif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text-position="0% 100%" style:font-name="Liberation Serif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6">
      <style:paragraph-properties fo:text-align="start" style:justify-single-word="false"/>
      <style:text-properties style:text-position="0% 100%" style:font-name="Liberation Serif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text-position="0% 100%" style:font-name="Liberation Serif" fo:font-size="12pt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style:text-position="0% 100%" style:font-name="Liberation Serif" fo:font-size="12pt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style:text-position="0% 100%" style:font-name="Liberation Serif" fo:font-size="12pt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15" style:family="paragraph" style:parent-style-name="Standard" style:list-style-name="L6">
      <style:paragraph-properties fo:text-align="start" style:justify-single-word="false"/>
      <style:text-properties style:text-position="0% 100%" style:font-name="Liberation Serif" fo:font-size="12pt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fo:font-weight="bold" style:font-name-asian="DejaVu Sans Mono" style:font-size-asian="12pt" style:font-style-asian="normal" style:font-weight-asian="bold" style:font-name-complex="DejaVu Sans Mono" style:font-size-complex="12pt" style:font-style-complex="normal" style:font-weight-complex="bold"/>
    </style:style>
    <style:style style:name="P17" style:family="paragraph" style:parent-style-name="Standard" style:list-style-name="L3">
      <style:paragraph-properties fo:text-align="start" style:justify-single-word="false"/>
      <style:text-properties style:text-position="0% 100%" style:font-name="Liberation Serif" fo:font-size="12pt" fo:font-style="normal" fo:font-weight="bold" style:font-name-asian="DejaVu Sans Mono" style:font-size-asian="12pt" style:font-style-asian="normal" style:font-weight-asian="bold" style:font-name-complex="DejaVu Sans Mono" style:font-size-complex="12pt" style:font-style-complex="normal" style:font-weight-complex="bold"/>
    </style:style>
    <style:style style:name="P18" style:family="paragraph" style:parent-style-name="Standard" style:list-style-name="L4">
      <style:paragraph-properties fo:text-align="start" style:justify-single-word="false"/>
      <style:text-properties style:text-position="0% 100%" style:font-name="Liberation Serif" fo:font-size="12pt" fo:font-style="normal" fo:font-weight="bold" style:font-name-asian="DejaVu Sans Mono" style:font-size-asian="12pt" style:font-style-asian="normal" style:font-weight-asian="bold" style:font-name-complex="DejaVu Sans Mono" style:font-size-complex="12pt" style:font-style-complex="normal" style:font-weight-complex="bold"/>
    </style:style>
    <style:style style:name="P19" style:family="paragraph" style:parent-style-name="Standard" style:list-style-name="L5">
      <style:paragraph-properties fo:text-align="start" style:justify-single-word="false"/>
      <style:text-properties style:text-position="0% 100%" style:font-name="Liberation Serif" fo:font-size="12pt" fo:font-style="normal" fo:font-weight="bold" style:font-name-asian="DejaVu Sans Mono" style:font-size-asian="12pt" style:font-style-asian="normal" style:font-weight-asian="bold" style:font-name-complex="DejaVu Sans Mono" style:font-size-complex="12pt" style:font-style-complex="normal" style:font-weight-complex="bold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2pt" style:font-size-asian="12pt" style:font-size-complex="12pt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12pt" style:font-size-asian="12pt" style:font-size-complex="12pt"/>
    </style:style>
    <style:style style:name="T1" style:family="text">
      <style:text-properties style:text-position="sub 58%" style:font-name="Liberation Serif" fo:font-weight="normal" style:font-weight-asian="normal" style:font-weight-complex="normal"/>
    </style:style>
    <style:style style:name="T2" style:family="text">
      <style:text-properties style:text-position="sub 58%" fo:font-style="normal" style:font-name-asian="DejaVu Sans Mono" style:font-style-asian="normal" style:font-name-complex="DejaVu Sans Mono" style:font-style-complex="normal"/>
    </style:style>
    <style:style style:name="T3" style:family="text">
      <style:text-properties style:text-position="0% 100%" style:font-name="Liberation Serif" fo:font-weight="normal" style:font-weight-asian="normal" style:font-weight-complex="normal"/>
    </style:style>
    <style:style style:name="T4" style:family="text">
      <style:text-properties style:text-position="0% 100%" style:font-name="Liberation Serif" fo:font-style="normal" fo:font-weight="normal" style:font-name-asian="DejaVu Sans Mono" style:font-style-asian="normal" style:font-weight-asian="normal" style:font-name-complex="DejaVu Sans Mono" style:font-style-complex="normal" style:font-weight-complex="normal"/>
    </style:style>
    <style:style style:name="T5" style:family="text">
      <style:text-properties style:text-position="0% 100%" fo:font-style="normal" fo:font-weight="normal" style:font-name-asian="DejaVu Sans Mono" style:font-style-asian="normal" style:font-weight-asian="normal" style:font-name-complex="DejaVu Sans Mono" style:font-style-complex="normal" style:font-weight-complex="normal"/>
    </style:style>
    <style:style style:name="T6" style:family="text">
      <style:text-properties style:text-position="0% 100%" fo:font-style="normal" style:font-name-asian="DejaVu Sans Mono" style:font-style-asian="normal" style:font-name-complex="DejaVu Sans Mono" style:font-style-complex="normal"/>
    </style:style>
    <style:style style:name="T7" style:family="text">
      <style:text-properties fo:font-style="normal" style:font-name-asian="DejaVu Sans Mono" style:font-style-asian="normal" style:font-name-complex="DejaVu Sans Mono" style:font-style-complex="normal"/>
    </style:style>
    <style:style style:name="T8" style:family="text">
      <style:text-properties officeooo:rsid="001a9e1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aster addition : Carry Lookahead</text:p>
      <text:p text:style-name="P1"/>
      <text:p text:style-name="P5">Assumptions</text:p>
      <text:list xml:id="list1419610138" text:style-name="L1">
        <text:list-item>
          <text:p text:style-name="P8">The delay across AND and OR gates is T seconds</text:p>
        </text:list-item>
      </text:list>
      <text:p text:style-name="P7"/>
      <text:p text:style-name="P5">n-bit ripple carry adder</text:p>
      <text:list xml:id="list521834139" text:style-name="L2">
        <text:list-item>
          <text:p text:style-name="P20"><text:span text:style-name="T3"><draw:frame draw:style-name="fr1" draw:name="Object1" text:anchor-type="as-char" svg:y="-0.1484in" svg:width="0.9665in" svg:height="0.2098in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3">where a</text:span><text:span text:style-name="T1">i</text:span><text:span text:style-name="T3">, b</text:span><text:span text:style-name="T1">i</text:span><text:span text:style-name="T3"> are the i'th single bit operands and c</text:span><text:span text:style-name="T1">i</text:span><text:span text:style-name="T3"> is the i'th carry-in bit</text:span></text:p>
        </text:list-item>
        <text:list-item>
          <text:p text:style-name="P20"><text:span text:style-name="T3"><draw:frame draw:style-name="fr1" draw:name="Object2" text:anchor-type="as-char" svg:y="-0.1484in" svg:width="1.4311in" svg:height="0.2098in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3">where c</text:span><text:span text:style-name="T1">i+1 </text:span><text:span text:style-name="T3">is the carryout of the i'th bit</text:span></text:p>
        </text:list-item>
        <text:list-item>
          <text:p text:style-name="P9">Delay = Time to calculate the 0'th sum and carry bits +</text:p>
          <text:list>
            <text:list-item>
              <text:list>
                <text:list-header>
                  <text:p text:style-name="P9">+ Time to calculate the 1st sum and carry bits +</text:p>
                  <text:p text:style-name="P9">+ … + Time to calculate the n-1'st sum and carry bits</text:p>
                  <text:p text:style-name="P9">2T + 2T + … n times </text:p>
                  <text:p text:style-name="P6">= 2Tn</text:p>
                </text:list-header>
              </text:list>
            </text:list-item>
          </text:list>
        </text:list-item>
      </text:list>
      <text:p text:style-name="P7"/>
      <text:p text:style-name="P5"><text:bookmark text:name="n-bit carry lookahead adder"/>n-bit carry lookahead adder</text:p>
      <text:list xml:id="list1685695372" text:style-name="L3">
        <text:list-item>
          <text:p text:style-name="P21"><text:span text:style-name="T4"><draw:frame draw:style-name="fr1" draw:name="Object3" text:anchor-type="as-char" svg:y="-0.1484in" svg:width="0.7173in" svg:height="0.2091in" draw:z-index="0"><draw:object xlink:href="./Object 3" xlink:type="simple" xlink:show="embed" xlink:actuate="onLoad"/><draw:image xlink:href="./ObjectReplacements/Object 3" xlink:type="simple" xlink:show="embed" xlink:actuate="onLoad"/></draw:frame></text:span><text:span text:style-name="T4">and</text:span><text:span text:style-name="T4"><draw:frame draw:style-name="fr1" draw:name="Object4" text:anchor-type="as-char" svg:y="-0.1484in" svg:width="0.9543in" svg:height="0.2091in" draw:z-index="1"><draw:object xlink:href="./Object 4" xlink:type="simple" xlink:show="embed" xlink:actuate="onLoad"/><draw:image xlink:href="./ObjectReplacements/Object 4" xlink:type="simple" xlink:show="embed" xlink:actuate="onLoad"/></draw:frame></text:span><text:span text:style-name="T4">where</text:span></text:p>
          <text:list>
            <text:list-item>
              <text:p text:style-name="P21"><text:span text:style-name="T4"><draw:frame draw:style-name="fr1" draw:name="Object6" text:anchor-type="as-char" svg:y="-0.1484in" svg:width="0.7366in" svg:height="0.2098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4">is the carry propagate as it is the variable linking the i'th carry to the i+1'th carry</text:span></text:p>
            </text:list-item>
            <text:list-item>
              <text:p text:style-name="P21"><text:span text:style-name="T4"><draw:frame draw:style-name="fr1" draw:name="Object5" text:anchor-type="as-char" svg:y="-0.1484in" svg:width="0.5972in" svg:height="0.2091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4">is the carry generate as it can generate the carry-out even when the carry-in is 0</text:span></text:p>
            </text:list-item>
          </text:list>
        </text:list-item>
        <text:list-item>
          <text:p text:style-name="P12">Delay = Time to calculate all carry propagate and generate bits in parallel </text:p>
          <text:list>
            <text:list-item>
              <text:list>
                <text:list-header>
                  <text:p text:style-name="P12">+ time to calculate all sum and carry bits in parallel </text:p>
                  <text:p text:style-name="P12">= 2T + 2T </text:p>
                  <text:p text:style-name="P17">= 4T</text:p>
                </text:list-header>
              </text:list>
            </text:list-item>
            <text:list-item>
              <text:p text:style-name="P12">It is practically not feasible to implement the plain single level carry lookahead when n is large(greater than 4 say) as the number of input gates needed to calculate the carry bits become large and it is not feasible to manufacture gates with large inputs.</text:p>
            </text:list-item>
          </text:list>
        </text:list-item>
      </text:list>
      <text:p text:style-name="P11"/>
      <text:p text:style-name="P16">n-bit ripple carry adder using m-bit CLA adders(m = kn and m is small, say <draw:frame draw:style-name="fr2" draw:name="Object8" text:anchor-type="as-char" svg:y="-0.1484in" svg:width="0.452in" svg:height="0.1839in" draw:z-index="7"><draw:object xlink:href="./Object 8" xlink:type="simple" xlink:show="embed" xlink:actuate="onLoad"/><draw:image xlink:href="./ObjectReplacements/Object 8" xlink:type="simple" xlink:show="embed" xlink:actuate="onLoad"/></draw:frame> preferebly)</text:p>
      <text:list xml:id="list559481700" text:style-name="L4">
        <text:list-item>
          <text:p text:style-name="P13">The k m-bit CLA's are connected in serial with the carry-out of one connecting to the carry-in of the other</text:p>
        </text:list-item>
        <text:list-item>
          <text:p text:style-name="P13">Delay = Delay in 1st m-bit CLA </text:p>
          <text:list>
            <text:list-item>
              <text:list>
                <text:list-header>
                  <text:p text:style-name="P13">+ Delay in the 2nd m-bit CLA </text:p>
                  <text:p text:style-name="P13">+ … + Delay in the k'th m-bit CLA </text:p>
                  <text:p text:style-name="P13">= 4T + 4T + … k times </text:p>
                  <text:p text:style-name="P18">= 4Tk</text:p>
                </text:list-header>
              </text:list>
            </text:list-item>
          </text:list>
        </text:list-item>
      </text:list>
      <text:p text:style-name="P11"/>
      <text:p text:style-name="P16">n-bit , x-level CLA adder</text:p>
      <text:list xml:id="list1241364953" text:style-name="L5">
        <text:list-item>
          <text:p text:style-name="P14">Delay = Time to calculate the first level carry propagate and generate bits in parallel</text:p>
          <text:list>
            <text:list-item>
              <text:list>
                <text:list-header>
                  <text:p text:style-name="P14">+ Time to calculate the 2nd level carry propagate and generate bits in parallel</text:p>
                  <text:p text:style-name="P14">+ … + Time to calculate the x'th level carry propagate and generate bits in parallel </text:p>
                  <text:p text:style-name="P14">+ Time to calculate all the sum and generate bits in parallel </text:p>
                  <text:p text:style-name="P14">= 2T + 2T + … x times + 2T</text:p>
                  <text:p text:style-name="P19">= 2T(x+1)</text:p>
                </text:list-header>
              </text:list>
            </text:list-item>
          </text:list>
        </text:list-item>
      </text:list>
      <text:p text:style-name="P16"/>
      <text:p text:style-name="P16">Designing a multi-level CLA adder</text:p>
      <text:list xml:id="list612678033" text:style-name="L6">
        <text:list-item>
          <text:p text:style-name="P4"><text:span text:style-name="T6">The first level of carry propagate and generate bits are calculated as </text:span><text:a xlink:type="simple" xlink:href="#n-bit carry lookahead adder"><text:span text:style-name="T6">before</text:span></text:a></text:p>
        </text:list-item>
        <text:list-item>
          <text:p text:style-name="P15">The sum bits can be immediately calculated now</text:p>
          <text:p text:style-name="P4"><draw:frame draw:style-name="fr1" draw:name="Object7" text:anchor-type="as-char" svg:y="-0.1484in" svg:width="0.7173in" svg:height="0.209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</text:list-item>
        <text:list-item>
          <text:p text:style-name="P15"><text:soft-page-break/>The carry-out bit is calculated as follows</text:p>
          <text:list>
            <text:list-item>
              <text:p text:style-name="P15">The propagates and the generate bits are grouped such that the next level of 'super' propagates and generates can be calculated using gates in circuits with less number of inputs(&lt;= 4)</text:p>
            </text:list-item>
            <text:list-item>
              <text:p text:style-name="P4"><text:span text:style-name="T6">The 'super' propagate signal is true only if each of the bits in the group propagate the carry. Example : P</text:span><text:span text:style-name="T2">0-3</text:span><text:span text:style-name="T6"> = p</text:span><text:span text:style-name="T2">0</text:span><text:span text:style-name="T6">p</text:span><text:span text:style-name="T2">1</text:span><text:span text:style-name="T6">p</text:span><text:span text:style-name="T2">2</text:span><text:span text:style-name="T6">p</text:span><text:span text:style-name="T2">3</text:span></text:p>
            </text:list-item>
            <text:list-item>
              <text:p text:style-name="P10"><text:span text:style-name="T7">The 'super' generate signal is true only if the carryout of some bit is carried to the most significant bit of the group. Example G</text:span><text:span text:style-name="T2">0-3</text:span><text:span text:style-name="T7"> = g</text:span><text:span text:style-name="T2">3 </text:span><text:span text:style-name="T7">+g</text:span><text:span text:style-name="T2">2</text:span><text:span text:style-name="T7">p</text:span><text:span text:style-name="T2">3</text:span><text:span text:style-name="T7"> + g</text:span><text:span text:style-name="T2">1</text:span><text:span text:style-name="T7">p</text:span><text:span text:style-name="T2">2</text:span><text:span text:style-name="T7">p</text:span><text:span text:style-name="T2">3</text:span><text:span text:style-name="T7"> + g</text:span><text:span text:style-name="T2">0</text:span><text:span text:style-name="T7">p</text:span><text:span text:style-name="T2">1</text:span><text:span text:style-name="T7">p</text:span><text:span text:style-name="T2">2</text:span><text:span text:style-name="T7">p</text:span><text:span text:style-name="T2">3</text:span></text:p>
            </text:list-item>
            <text:list-item>
              <text:p text:style-name="P3"><text:span text:style-name="T5">The nesting continues until the carry-out can be calculated using a circuit with gates having a small(&lt;=4) amount of inputs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0-11T12:59:35</meta:creation-date>
    <dc:date>2013-01-28T18:43:54</dc:date>
    <dc:creator>Kempa </dc:creator>
    <meta:editing-duration>PT2H30M3S</meta:editing-duration>
    <meta:editing-cycles>5</meta:editing-cycles>
    <meta:generator>LibreOffice/3.6$Linux_x86 LibreOffice_project/360m1$Build-2</meta:generator>
    <meta:document-statistic meta:table-count="0" meta:image-count="0" meta:object-count="8" meta:page-count="2" meta:paragraph-count="43" meta:word-count="521" meta:character-count="2545" meta:non-whitespace-character-count="2084"/>
  </office:meta>
</office:document-meta>
</file>

<file path=Object 1/content.xml><?xml version="1.0" encoding="utf-8"?>
<math xmlns="http://www.w3.org/1998/Math/MathML">
  <semantics>
    <mrow>
      <mrow>
        <msub>
          <mi>s</mi>
          <mi>i</mi>
        </msub>
        <mo stretchy="false">=</mo>
        <msub>
          <mi>a</mi>
          <mi>i</mi>
        </msub>
      </mrow>
      <mo stretchy="false">@</mo>
      <msub>
        <mi>b</mi>
        <mi>i</mi>
      </msub>
      <mo stretchy="false">@</mo>
      <msub>
        <mi>c</mi>
        <mi>i</mi>
      </msub>
    </mrow>
    <annotation encoding="StarMath 5.0">s_i = a_i %UxE137 b_i %UxE137 c_i</annotation>
  </semantics>
</math>
</file>

<file path=Object 2/content.xml><?xml version="1.0" encoding="utf-8"?>
<math xmlns="http://www.w3.org/1998/Math/MathML">
  <semantics>
    <mrow>
      <mrow>
        <msub>
          <mi>c</mi>
          <mrow>
            <mrow>
              <mi>i</mi>
              <mo stretchy="false">+</mo>
              <mn>1</mn>
            </mrow>
          </mrow>
        </msub>
        <mo stretchy="false">=</mo>
        <msub>
          <mi>a</mi>
          <mi>i</mi>
        </msub>
      </mrow>
      <mrow>
        <msub>
          <mi>b</mi>
          <mi>i</mi>
        </msub>
        <mo stretchy="false">+</mo>
        <msub>
          <mi>b</mi>
          <mi>i</mi>
        </msub>
      </mrow>
      <mrow>
        <msub>
          <mi>c</mi>
          <mi>i</mi>
        </msub>
        <mo stretchy="false">+</mo>
        <msub>
          <mi>c</mi>
          <mi>i</mi>
        </msub>
      </mrow>
      <msub>
        <mi>a</mi>
        <mi>i</mi>
      </msub>
    </mrow>
    <annotation encoding="StarMath 5.0">c_{i+1} = a_i b_i + b_i c_i + c_i a_i</annotation>
  </semantics>
</math>
</file>

<file path=Object 3/content.xml><?xml version="1.0" encoding="utf-8"?>
<math xmlns="http://www.w3.org/1998/Math/MathML">
  <semantics>
    <mrow>
      <mrow>
        <msub>
          <mi>s</mi>
          <mi>i</mi>
        </msub>
        <mo stretchy="false">=</mo>
        <msub>
          <mi>p</mi>
          <mi>i</mi>
        </msub>
      </mrow>
      <mo stretchy="false">@</mo>
      <msub>
        <mi>c</mi>
        <mi>i</mi>
      </msub>
    </mrow>
    <annotation encoding="StarMath 5.0">s_i = p_i %UxE137 c_i</annotation>
  </semantics>
</math>
</file>

<file path=Object 4/content.xml><?xml version="1.0" encoding="utf-8"?>
<math xmlns="http://www.w3.org/1998/Math/MathML">
  <semantics>
    <mrow>
      <mrow>
        <msub>
          <mi>c</mi>
          <mrow>
            <mrow>
              <mi>i</mi>
              <mo stretchy="false">+</mo>
              <mn>1</mn>
            </mrow>
          </mrow>
        </msub>
        <mo stretchy="false">=</mo>
        <msub>
          <mi>p</mi>
          <mi>i</mi>
        </msub>
      </mrow>
      <mrow>
        <msub>
          <mi>c</mi>
          <mi>i</mi>
        </msub>
        <mo stretchy="false">+</mo>
        <msub>
          <mi>g</mi>
          <mi>i</mi>
        </msub>
      </mrow>
    </mrow>
    <annotation encoding="StarMath 5.0">c_{i+1} = p_i c_i + g_i</annotation>
  </semantics>
</math>
</file>

<file path=Object 5/content.xml><?xml version="1.0" encoding="utf-8"?>
<math xmlns="http://www.w3.org/1998/Math/MathML">
  <semantics>
    <mrow>
      <mrow>
        <msub>
          <mi>g</mi>
          <mi>i</mi>
        </msub>
        <mo stretchy="false">=</mo>
        <msub>
          <mi>a</mi>
          <mi>i</mi>
        </msub>
      </mrow>
      <msub>
        <mi>b</mi>
        <mi>i</mi>
      </msub>
    </mrow>
    <annotation encoding="StarMath 5.0">g_i = a_i b_i</annotation>
  </semantics>
</math>
</file>

<file path=Object 6/content.xml><?xml version="1.0" encoding="utf-8"?>
<math xmlns="http://www.w3.org/1998/Math/MathML">
  <semantics>
    <mrow>
      <mrow>
        <msub>
          <mi>p</mi>
          <mi>i</mi>
        </msub>
        <mo stretchy="false">=</mo>
        <msub>
          <mi>a</mi>
          <mi>i</mi>
        </msub>
      </mrow>
      <mo stretchy="false">@</mo>
      <msub>
        <mi>b</mi>
        <mi>i</mi>
      </msub>
    </mrow>
    <annotation encoding="StarMath 5.0">p_i = a_i %UxE137 b_i</annotation>
  </semantics>
</math>
</file>

<file path=Object 7/content.xml><?xml version="1.0" encoding="utf-8"?>
<math xmlns="http://www.w3.org/1998/Math/MathML">
  <semantics>
    <mrow>
      <mrow>
        <msub>
          <mi>s</mi>
          <mi>i</mi>
        </msub>
        <mo stretchy="false">=</mo>
        <msub>
          <mi>p</mi>
          <mi>i</mi>
        </msub>
      </mrow>
      <mo stretchy="false">@</mo>
      <msub>
        <mi>c</mi>
        <mi>i</mi>
      </msub>
    </mrow>
    <annotation encoding="StarMath 5.0">s_i = p_i %UxE137 c_i</annotation>
  </semantics>
</math>
</file>

<file path=Object 8/content.xml><?xml version="1.0" encoding="utf-8"?>
<math xmlns="http://www.w3.org/1998/Math/MathML">
  <semantics>
    <mrow>
      <mstyle mathvariant="bold">
        <mrow>
          <mrow>
            <mrow>
              <mi>m</mi>
              <mo stretchy="false">≤</mo>
              <mn>4</mn>
            </mrow>
          </mrow>
        </mrow>
      </mstyle>
    </mrow>
    <annotation encoding="StarMath 5.0">bold {m le 4}</annotation>
  </semantics>
</math>
</file>